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101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1014"/>
        </table:table-row>
        <table:table-row table:style-name="ro1" table:number-rows-repeated="7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39])" office:value-type="float" office:value="4309.31" calcext:value-type="float">
            <text:p>4309.31</text:p>
          </table:table-cell>
          <table:table-cell table:style-name="ce28" table:formula="of:=SUM([.C2:.C239])" office:value-type="float" office:value="947.91568009888" calcext:value-type="float">
            <text:p>947.92</text:p>
          </table:table-cell>
          <table:table-cell table:style-name="ce28" table:formula="of:=SUM([.D2:.D239])" office:value-type="float" office:value="59077.5" calcext:value-type="float">
            <text:p>59077.50</text:p>
          </table:table-cell>
          <table:table-cell table:style-name="ce32" table:formula="of:=[.D240]/[.C240]" office:value-type="float" office:value="62.3235813483299" calcext:value-type="float">
            <text:p>62.32</text:p>
          </table:table-cell>
          <table:table-cell table:style-name="ce36"/>
          <table:table-cell table:style-name="ce40"/>
          <table:table-cell table:style-name="ce28" table:formula="of:=SUM([.H2:.H239])" office:value-type="float" office:value="5138.72913" calcext:value-type="float">
            <text:p>5138.73</text:p>
          </table:table-cell>
          <table:table-cell table:style-name="ce40"/>
          <table:table-cell table:style-name="ce28"/>
          <table:table-cell table:number-columns-repeated="101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1:20:50.287651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Mark Gadsby</meta:initial-creator>
    <meta:creation-date>2013-03-08T01:41:14Z</meta:creation-date>
    <dc:date>2019-09-06T11:21:15.724548180</dc:date>
    <meta:editing-cycles>229</meta:editing-cycles>
    <meta:editing-duration>PT9H42M8S</meta:editing-duration>
    <meta:document-statistic meta:table-count="1" meta:cell-count="2284" meta:object-count="0"/>
  </office:meta>
</office:document-meta>
</file>